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19894D1254.png"/>
  <manifest:file-entry manifest:media-type="image/png" manifest:full-path="Pictures/100000000000003100000019E2CE6325.png"/>
  <manifest:file-entry manifest:media-type="image/png" manifest:full-path="Pictures/10000000000000120000001DA21C6E70.png"/>
  <manifest:file-entry manifest:media-type="image/png" manifest:full-path="Pictures/1000000000000042000000192D399896.png"/>
  <manifest:file-entry manifest:media-type="image/png" manifest:full-path="Pictures/100000000000001D0000001D1D439CAD.png"/>
  <manifest:file-entry manifest:media-type="image/png" manifest:full-path="Pictures/10000000000000290000001BB1E7ED44.png"/>
  <manifest:file-entry manifest:media-type="image/png" manifest:full-path="Pictures/100002010000008000000080D45F7F9D.png"/>
  <manifest:file-entry manifest:media-type="image/png" manifest:full-path="Pictures/100000000000001E0000001DA24E57B3.png"/>
  <manifest:file-entry manifest:media-type="image/png" manifest:full-path="Pictures/10000000000000270000001A20EF8581.png"/>
  <manifest:file-entry manifest:media-type="image/png" manifest:full-path="Pictures/10000000000000210000001FFCC62DE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5pt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3.B1" style:family="table-cell">
      <style:table-cell-properties fo:padding="0.97mm" fo:border="0.05pt solid #999999"/>
    </style:style>
    <style:style style:name="Table3.A2" style:family="table-cell">
      <style:table-cell-properties fo:background-color="#000000" fo:padding="0.97mm" fo:border-left="0.05pt solid #999999" fo:border-right="none" fo:border-top="none" fo:border-bottom="0.05pt solid #999999">
        <style:background-image/>
      </style:table-cell-properties>
    </style:style>
    <style:style style:name="Table3.B2" style:family="table-cell">
      <style:table-cell-properties fo:padding="0.97mm" fo:border-left="0.05pt solid #999999" fo:border-right="0.05pt solid #999999" fo:border-top="none" fo:border-bottom="0.05pt solid #999999"/>
    </style:style>
    <style:style style:name="Table3.B3" style:family="table-cell">
      <style:table-cell-properties fo:padding="0.97mm" fo:border-left="0.05pt solid #999999" fo:border-right="0.05pt solid #999999" fo:border-top="none" fo:border-bottom="0.05pt solid #999999"/>
    </style:style>
    <style:style style:name="Table3.B4" style:family="table-cell">
      <style:table-cell-properties fo:padding="0.97mm" fo:border-left="0.05pt solid #999999" fo:border-right="0.05pt solid #999999" fo:border-top="none" fo:border-bottom="0.05pt solid #999999"/>
    </style:style>
    <style:style style:name="Table3.B5" style:family="table-cell">
      <style:table-cell-properties fo:padding="0.97mm" fo:border-left="0.05pt solid #999999" fo:border-right="0.05pt solid #999999" fo:border-top="none" fo:border-bottom="0.05pt solid #999999"/>
    </style:style>
    <style:style style:name="Table3.B6" style:family="table-cell">
      <style:table-cell-properties fo:padding="0.97mm" fo:border-left="0.05pt solid #999999" fo:border-right="0.05pt solid #999999" fo:border-top="none" fo:border-bottom="0.05pt solid #999999"/>
    </style:style>
    <style:style style:name="Table3.B7" style:family="table-cell">
      <style:table-cell-properties fo:padding="0.97mm" fo:border-left="0.05pt solid #999999" fo:border-right="0.05pt solid #999999" fo:border-top="none" fo:border-bottom="0.05pt solid #999999"/>
    </style:style>
    <style:style style:name="Table3.B8" style:family="table-cell">
      <style:table-cell-properties fo:padding="0.97mm" fo:border-left="0.05pt solid #999999" fo:border-right="0.05pt solid #999999" fo:border-top="none" fo:border-bottom="0.05pt solid #999999"/>
    </style:style>
    <style:style style:name="Table3.B9" style:family="table-cell">
      <style:table-cell-properties fo:padding="0.97mm" fo:border-left="0.05pt solid #999999" fo:border-right="0.05pt solid #999999" fo:border-top="none" fo:border-bottom="0.05pt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5pt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5pt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4"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0mm" fo:margin-right="0mm" fo:margin-top="3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23"><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5"><draw:image xlink:href="Pictures/100000000000003100000019E2CE6325.png" xlink:type="simple" xlink:show="embed" xlink:actuate="onLoad"/></draw:frame></text:p>
          </table:table-cell>
          <table:table-cell table:style-name="Table3.B9"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7"><draw:image xlink:href="Pictures/100000000000002700000019894D1254.png" xlink:type="simple" xlink:show="embed" xlink:actuate="onLoad"/></draw:frame></text:p>
          </table:table-cell>
          <table:table-cell table:style-name="Table3.B9"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30"><draw:image xlink:href="Pictures/10000000000000210000001FFCC62DE0.png" xlink:type="simple" xlink:show="embed" xlink:actuate="onLoad"/></draw:frame></text:p>
          </table:table-cell>
          <table:table-cell table:style-name="Table3.B9"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32"><draw:image xlink:href="Pictures/100000000000001E0000001DA24E57B3.png" xlink:type="simple" xlink:show="embed" xlink:actuate="onLoad"/></draw:frame></text:p>
          </table:table-cell>
          <table:table-cell table:style-name="Table3.B9"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4"><draw:image xlink:href="Pictures/100000000000001D0000001D1D439CAD.png" xlink:type="simple" xlink:show="embed" xlink:actuate="onLoad"/></draw:frame></text:p>
          </table:table-cell>
          <table:table-cell table:style-name="Table3.B9"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6"><draw:image xlink:href="Pictures/10000000000000120000001DA21C6E70.png" xlink:type="simple" xlink:show="embed" xlink:actuate="onLoad"/></draw:frame></text:p>
          </table:table-cell>
          <table:table-cell table:style-name="Table3.B9"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7"><draw:image xlink:href="Pictures/10000000000000270000001A20EF8581.png" xlink:type="simple" xlink:show="embed" xlink:actuate="onLoad"/></draw:frame></text:p>
          </table:table-cell>
          <table:table-cell table:style-name="Table3.B9"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9"><draw:image xlink:href="Pictures/10000000000000290000001BB1E7ED44.png" xlink:type="simple" xlink:show="embed" xlink:actuate="onLoad"/></draw:frame></text:p>
          </table:table-cell>
          <table:table-cell table:style-name="Table3.B9"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132086706"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2"><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1"><draw:text-box fo:min-height="59.13mm"><text:p text:style-name="Darktable_20_caption"><draw:frame draw:style-name="fr33" draw:name="graphics13" text:anchor-type="paragraph" svg:y="0.02mm" svg:width="34.96mm" style:rel-width="50%" svg:height="52.92mm" style:rel-height="scale" draw:z-index="22"><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3"><draw:text-box fo:min-height="59.43mm"><text:p text:style-name="Darktable_20_caption"><draw:frame draw:style-name="fr33" draw:name="graphics16" text:anchor-type="paragraph" svg:y="0.02mm" svg:width="35.6mm" style:rel-width="40%" svg:height="52.92mm" style:rel-height="scale" draw:z-index="74"><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19"><draw:text-box fo:min-height="59.13mm"><text:p text:style-name="Darktable_20_caption"><draw:frame draw:style-name="fr33" draw:name="graphics17" text:anchor-type="paragraph" svg:y="0.02mm" svg:width="34.96mm" style:rel-width="50%" svg:height="52.92mm" style:rel-height="scale" draw:z-index="20"><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28"><draw:text-box fo:min-height="59.13mm"><text:p text:style-name="Darktable_20_caption"><draw:frame draw:style-name="fr33" draw:name="graphics19" text:anchor-type="paragraph" svg:y="0.02mm" svg:width="34.96mm" style:rel-width="50%" svg:height="52.92mm" style:rel-height="scale" draw:z-index="29"><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8"><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587573561"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We can show emphasis through framing choice, whether we uses a vertical or horizontal format. Or we might show emphasis by the placement of the subject. Or w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6"><draw:text-box fo:min-height="40.16mm"><text:p text:style-name="Darktable_20_caption"><draw:frame draw:style-name="fr33" draw:name="graphics31" text:anchor-type="paragraph" svg:y="0.02mm" svg:width="50.01mm" svg:height="33.21mm" draw:z-index="137"><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18</text:sequence-ref></text:span>.</text:p>
      <text:p text:style-name="Darktable_20_text"/>
      <text:p text:style-name="Darktable_20_text"><draw:frame draw:style-name="fr7" draw:name="Frame101" text:anchor-type="paragraph" svg:y="3mm" svg:width="50.62mm" draw:z-index="138"><draw:text-box fo:min-height="37.85mm"><text:p text:style-name="Darktable_20_caption"><draw:frame draw:style-name="fr36" draw:name="graphics151" text:anchor-type="paragraph" svg:y="0mm" svg:width="50.01mm" svg:height="33.21mm" draw:z-index="139"><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21mm" svg:y="8.75mm" svg:width="85.8mm" draw:z-index="17"><draw:text-box fo:min-height="46.21mm"><text:p text:style-name="Darktable_20_caption"><draw:frame draw:style-name="fr37"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4"><draw:text-box fo:min-height="46.13mm"><text:p text:style-name="Darktable_20_caption"><draw:frame draw:style-name="fr36" draw:name="graphics51" text:anchor-type="paragraph" svg:y="0mm" svg:width="55mm" svg:height="40.99mm" draw:z-index="26"><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s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718561238"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9" draw:name="Frame111" text:anchor-type="paragraph" svg:x="64.63mm" svg:y="-0.14mm" svg:width="105.83mm" draw:z-index="70"><draw:text-box fo:min-height="81.99mm"><text:p text:style-name="Darktable_20_caption"><draw:frame draw:style-name="fr36" draw:name="graphics161" text:anchor-type="paragraph" svg:y="1.16mm" svg:width="47.78mm" svg:height="70.89mm" draw:z-index="71"><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60.33mm" svg:y="6.28mm" svg:width="109.68mm" draw:z-index="31"><draw:text-box fo:min-height="79.97mm"><text:p text:style-name="Darktable_20_caption"><draw:frame draw:style-name="fr38" draw:name="graphics1" text:anchor-type="paragraph" svg:width="99.84mm" svg:height="75.14mm" draw:z-index="75"><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2">Also pay attention to </text:span>areas that are too lit<text:span text:style-name="T12">.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mm" svg:y="1.64mm" svg:width="170mm" draw:z-index="33"><draw:text-box fo:min-height="69.37mm"><text:p text:style-name="Darktable_20_caption"><draw:frame draw:style-name="fr39" draw:name="graphics61" text:anchor-type="paragraph" svg:y="0mm" svg:width="60.01mm" svg:height="60.01mm" draw:z-index="35"><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1"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1.94mm" svg:width="83.29mm" draw:z-index="140"><draw:text-box fo:min-height="51.56mm"><text:p text:style-name="Darktable_20_caption"><draw:frame draw:style-name="fr33" draw:name="graphics81" text:anchor-type="paragraph" svg:y="0.02mm" svg:width="59.97mm" svg:height="45.17mm" draw:z-index="141"><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47"><draw:text-box fo:min-height="51.31mm"><text:p text:style-name="Darktable_20_caption"><draw:frame draw:style-name="fr32" draw:name="graphics171" text:anchor-type="paragraph" svg:x="0.04mm" svg:y="0.02mm" svg:width="77.77mm" style:rel-width="100%" svg:height="51.31mm" style:rel-height="scale" draw:z-index="148"><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19mm" svg:width="164.29mm" draw:z-index="142"><draw:text-box fo:min-height="115.83mm"><text:p text:style-name="Darktable_20_caption"><draw:frame draw:style-name="fr42" draw:name="graphics191" text:anchor-type="paragraph" svg:x="4mm" svg:y="2.13mm" svg:width="74.08mm" svg:height="48.7mm" draw:z-index="143"><draw:image xlink:href="../images/lenscorrection-orig.jpg" xlink:type="simple" xlink:show="embed" xlink:actuate="onLoad"/></draw:frame><draw:frame draw:style-name="fr41" draw:name="graphics201" text:anchor-type="paragraph" svg:x="85.35mm" svg:y="1.99mm" svg:width="74.08mm" svg:height="48.7mm" draw:z-index="144"><draw:image xlink:href="../images/lenscorrection-rectilinear.jpg" xlink:type="simple" xlink:show="embed" xlink:actuate="onLoad"/></draw:frame><draw:frame draw:style-name="fr43" draw:name="graphics221" text:anchor-type="paragraph" svg:x="85.67mm" svg:y="53.59mm" svg:width="74.08mm" svg:height="49.27mm" draw:z-index="145"><draw:image xlink:href="../images/lenscorrection-panoramic.jpg" xlink:type="simple" xlink:show="embed" xlink:actuate="onLoad"/></draw:frame><draw:frame draw:style-name="fr44" draw:name="graphics231" text:anchor-type="paragraph" svg:x="4mm" svg:y="105.18mm" svg:width="74.08mm" svg:height="49.27mm" draw:z-index="146"><draw:image xlink:href="../images/lenscorrection-equirectangular.jpg" xlink:type="simple" xlink:show="embed" xlink:actuate="onLoad"/></draw:frame><draw:frame draw:style-name="fr41" draw:name="graphics24" text:anchor-type="paragraph" svg:x="4mm" svg:y="53.59mm" svg:width="74mm" svg:height="48.63mm" draw:z-index="152"><draw:image xlink:href="../images/lenscorrection-fisheye.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707127101"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4"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15"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1.01mm" svg:width="53.8mm" draw:z-index="64"><draw:text-box fo:min-height="88.3mm"><text:p text:style-name="Darktable_20_caption"><draw:frame draw:style-name="fr37"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31">Figure 32</text:sequence-ref> and press <text:span text:style-name="Darktable_20_emphasis">enter</text:span>. You can also double click with the mouse to achieve the same result.</text:p>
      <text:p text:style-name="Darktable_20_text"><draw:frame draw:style-name="fr11" draw:name="Frame19" text:anchor-type="paragraph" svg:y="15.93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4">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33">Figure 34</text:sequence-ref>). </text:p>
      <text:p text:style-name="P4">Then release the right button, the image will be rotated to make the line straight.</text:p>
      <text:p text:style-name="Darktable_20_heading_20_5">Distortion</text:p>
      <text:p text:style-name="P4">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55mm" svg:width="152.45mm" draw:z-index="149"><draw:text-box fo:min-height="111.34mm"><text:p text:style-name="Darktable_20_caption"><draw:frame draw:style-name="fr35" draw:name="graphics33" text:anchor-type="paragraph" svg:x="1.8mm" svg:y="0mm" svg:width="71.17mm" svg:height="105.83mm" draw:z-index="150"><draw:image xlink:href="../images/keystone_before.jpg" xlink:type="simple" xlink:show="embed" xlink:actuate="onLoad"/></draw:frame><draw:frame draw:style-name="fr41" draw:name="graphics25" text:anchor-type="paragraph" svg:x="78.74mm" svg:y="0mm" svg:width="71.17mm" svg:height="105.83mm" draw:z-index="151"><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18"><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06"><draw:text-box fo:min-height="100.81mm"><text:p text:style-name="Darktable_20_caption"><draw:frame draw:style-name="fr41" draw:name="graphics62" text:anchor-type="paragraph" svg:x="0mm" svg:y="-5.56mm" svg:width="170mm" svg:height="100.81mm" draw:z-index="107"><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84.93mm" svg:y="113.86mm" svg:width="86.4mm" draw:z-index="108"><draw:text-box fo:min-height="92.66mm"><text:p text:style-name="Darktable_20_caption"><draw:frame draw:style-name="fr37" draw:name="graphics63" text:anchor-type="paragraph" svg:width="86.4mm" svg:height="87.77mm" draw:z-index="109"><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0"><draw:text-box fo:min-height="81.88mm"><text:p text:style-name="P16"><draw:frame draw:style-name="fr37" draw:name="graphics64" text:anchor-type="paragraph" svg:width="99.99mm" svg:height="75.3mm" draw:z-index="111"><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s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3" draw:name="Frame8" text:anchor-type="paragraph" svg:y="-0.18mm" svg:width="153.58mm" draw:z-index="76"><draw:text-box fo:min-height="84.47mm"><text:p text:style-name="P9"><draw:frame draw:style-name="fr35" draw:name="graphics40" text:anchor-type="paragraph" svg:x="32.23mm" svg:y="0mm" svg:width="79.99mm" svg:height="79.99mm" draw:z-index="77"><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14"><draw:text-box fo:min-height="101.99mm"><text:p text:style-name="Darktable_20_caption"><draw:frame draw:style-name="fr32" draw:name="graphics66" text:anchor-type="paragraph" svg:x="0.04mm" svg:y="0.02mm" svg:width="170mm" style:rel-width="100%" svg:height="101.99mm" style:rel-height="scale" draw:z-index="115"><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draw:frame draw:style-name="fr19" draw:name="Frame45" text:anchor-type="paragraph" svg:y="0.05mm" svg:width="170mm" draw:z-index="112"><draw:text-box fo:min-height="101.99mm"><text:p text:style-name="Darktable_20_caption"><draw:frame draw:style-name="fr48" draw:name="graphics65" text:anchor-type="paragraph" svg:x="0.04mm" svg:y="-1.39mm" svg:width="170mm" style:rel-width="100%" svg:height="101.99mm" style:rel-height="scale" draw:z-index="113"><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35"><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94.12mm" svg:y="3.63mm" svg:width="50.8mm" draw:z-index="133"><draw:text-box fo:min-height="50.8mm"><text:p text:style-name="Darktable_20_caption"><draw:frame draw:style-name="fr33" draw:name="graphics57" text:anchor-type="paragraph" svg:y="0.02mm" svg:width="40.01mm" svg:height="40.01mm" draw:z-index="134"><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text:soft-page-break/>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mm" svg:y="12.82mm" svg:width="73.04mm" draw:z-index="127"><draw:text-box fo:min-height="52.41mm"><text:p text:style-name="Darktable_20_caption"><draw:frame draw:style-name="fr50" draw:name="graphics56" text:anchor-type="paragraph" svg:x="16.51mm" svg:y="0mm" svg:width="40.01mm" svg:height="40.01mm" draw:z-index="128"><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8mm" style:rel-width="40%" svg:height="42.28mm" fo:min-height="17%" draw:z-index="78"><draw:text-box><text:p text:style-name="Darktable_20_caption"><draw:frame draw:style-name="fr33" draw:name="graphics42" text:anchor-type="paragraph" svg:y="0.02mm" svg:width="60.01mm" svg:height="36.18mm" draw:z-index="79"><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80"><draw:text-box fo:min-height="102.73mm"><text:p text:style-name="Darktable_20_caption"><draw:frame draw:style-name="fr33" draw:name="graphics43" text:anchor-type="paragraph" svg:y="0mm" svg:width="111.25mm" svg:height="91.44mm" draw:z-index="81"><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2"><draw:text-box fo:min-height="89.48mm"><text:p text:style-name="Darktable_20_caption"><draw:frame draw:style-name="fr33" draw:name="graphics44" text:anchor-type="paragraph" svg:y="0mm" svg:width="99.99mm" svg:height="82.36mm" draw:z-index="83"><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2.79mm" svg:width="128.38mm" draw:z-index="84"><draw:text-box fo:min-height="90.75mm"><text:p text:style-name="Darktable_20_caption"><draw:frame draw:style-name="fr33" draw:name="graphics45" text:anchor-type="paragraph" svg:y="0.02mm" svg:width="99.99mm" svg:height="84.12mm" draw:z-index="85"><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6"><draw:text-box fo:min-height="57.45mm"><text:p text:style-name="Darktable_20_caption"><draw:frame draw:style-name="fr33" draw:name="graphics46" text:anchor-type="paragraph" svg:y="0.02mm" svg:width="60.38mm" svg:height="54.77mm" draw:z-index="87"><draw:image xlink:href="../images/ui_channel_mixer_presets.png" xlink:type="simple" xlink:show="embed" xlink:actuate="onLoad"/></draw:frame>Figure <text:sequence text:ref-name="refFigure47" text:name="Figure" text:formula="ooow:Figure+1" style:num-format="1">48</text:sequence>: Channel mixer presets</text:p></draw:text-box></draw:frame><text:soft-page-break/>The default <text:span text:style-name="T7">b/w </text:span><text:span text:style-name="T9">preset assigns the values 0.210 , 0.720 , 0.070 to the channels red, green and blue. </text:span></text:p>
      <text:p text:style-name="P8"><draw:frame draw:style-name="fr5" draw:name="Frame28" text:anchor-type="paragraph" svg:width="101.6mm" draw:z-index="88"><draw:text-box fo:min-height="84.33mm"><text:p text:style-name="Darktable_20_caption"><draw:frame draw:style-name="fr32" draw:name="graphics47" text:anchor-type="paragraph" svg:x="0.04mm" svg:y="0.02mm" svg:width="101.6mm" style:rel-width="100%" svg:height="84.33mm" style:rel-height="scale" draw:z-index="89"><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0"><draw:text-box fo:min-height="89.11mm"><text:p text:style-name="Darktable_20_caption"><draw:frame draw:style-name="fr33" draw:name="graphics48" text:anchor-type="paragraph" svg:y="0.02mm" svg:width="99.99mm" svg:height="82.36mm" draw:z-index="91"><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mm" svg:y="121.09mm" svg:width="170mm" draw:z-index="116"><draw:text-box fo:min-height="101.99mm"><text:p text:style-name="Darktable_20_caption"><draw:frame draw:style-name="fr35" draw:name="graphics70" text:anchor-type="paragraph" svg:x="0.04mm" svg:y="0mm" svg:width="170mm" style:rel-width="100%" svg:height="101.99mm" style:rel-height="scale" draw:z-index="117"><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42mm" svg:width="170mm" draw:z-index="129"><draw:text-box fo:min-height="101.99mm"><text:p text:style-name="Darktable_20_caption"><draw:frame draw:style-name="fr36" draw:name="graphics67" text:anchor-type="paragraph" svg:y="0mm" svg:width="170mm" style:rel-width="100%" svg:height="101.99mm" style:rel-height="scale" draw:z-index="131"><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ther hand, with this plugin it is more difficult to create an homogeneous and natural effect, therefore 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79mm" svg:width="134.36mm" draw:z-index="98"><draw:text-box fo:min-height="75.85mm"><text:p text:style-name="Darktable_20_caption"><draw:frame draw:style-name="fr36" draw:name="graphics55" text:anchor-type="paragraph" svg:y="0mm" svg:width="105.83mm" svg:height="70.38mm" draw:z-index="99"><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reflected in the image histogram, as in <text:sequence-ref text:reference-format="category-and-value" text:ref-name="refFigure53">Figure 54</text:sequence-ref>.</text:p>
      <text:p text:style-name="P7"><draw:frame draw:style-name="fr6" draw:name="Frame30" text:anchor-type="paragraph" svg:y="2.58mm" svg:width="81.35mm" draw:z-index="121"><draw:text-box fo:min-height="44.7mm"><text:p text:style-name="Darktable_20_caption"><draw:frame draw:style-name="fr33" draw:name="graphics49" text:anchor-type="paragraph" svg:y="0.02mm" svg:width="66.15mm" svg:height="37.31mm" draw:z-index="122"><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54">Figure 55</text:sequence-ref>.</text:p>
      <text:p text:style-name="P7"><draw:frame draw:style-name="fr24" draw:name="Frame34" text:anchor-type="paragraph" svg:y="1.48mm" svg:width="105.83mm" draw:z-index="96"><draw:text-box fo:min-height="70.38mm"><text:p text:style-name="Darktable_20_caption"><draw:frame draw:style-name="fr36" draw:name="graphics54" text:anchor-type="paragraph" svg:y="0mm" svg:width="105.83mm" style:rel-width="100%" svg:height="70.38mm" style:rel-height="scale" draw:z-index="97"><draw:image xlink:href="../images/warrior-2.jpg" xlink:type="simple" xlink:show="embed" xlink:actuate="onLoad"/></draw:frame>Figure <text:sequence text:ref-name="refFigure54" text:name="Figure" text:formula="ooow:Figure+1" style:num-format="1">55</text:sequence>: Simple conversion to black and white</text:p></draw:text-box></draw:frame>As it can be noticed, the image seems quite flat and washed out. This result is similar to what most cameras <text:soft-page-break/>can do when automatically converting a color photo to monochrome. In the following paragraphs we will see how the tone curve plugin can help.</text:p>
      <text:p text:style-name="P7">Turn on the plugin, its content becomes similar to in <text:sequence-ref text:reference-format="category-and-value" text:ref-name="refFigure55">Figure 56</text:sequence-ref>.</text:p>
      <text:p text:style-name="P7"><draw:frame draw:style-name="fr25" draw:name="Frame32" text:anchor-type="paragraph" svg:x="0.34mm" svg:y="1.25mm" svg:width="75.67mm" draw:z-index="92"><draw:text-box fo:min-height="74.31mm"><text:p text:style-name="Darktable_20_caption"><draw:frame draw:style-name="fr36" draw:name="graphics50" text:anchor-type="paragraph" svg:y="0mm" svg:width="69.59mm" svg:height="69.32mm" draw:z-index="93"><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7"><draw:frame draw:style-name="fr1" draw:name="Frame33" text:anchor-type="paragraph" svg:width="170mm" draw:z-index="94"><draw:text-box fo:min-height="74.05mm"><text:p text:style-name="Darktable_20_caption"><draw:frame draw:style-name="fr32" draw:name="graphics53" text:anchor-type="paragraph" svg:x="0.04mm" svg:y="0.02mm" svg:width="170mm" style:rel-width="100%" svg:height="74.05mm" style:rel-height="scale" draw:z-index="95"><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11.38mm" svg:width="68.77mm" draw:z-index="119"><draw:text-box fo:min-height="68.77mm"><text:p text:style-name="Darktable_20_caption"><draw:frame draw:style-name="fr35" draw:name="graphics72" text:anchor-type="paragraph" svg:x="0mm" svg:y="0mm" svg:width="68.77mm" style:rel-width="100%" svg:height="68.77mm" style:rel-height="scale" draw:z-index="120"><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90.56mm" svg:width="67.73mm" draw:z-index="123"><draw:text-box fo:min-height="69.06mm"><text:p text:style-name="Darktable_20_caption"><draw:frame draw:style-name="fr35" draw:name="graphics73" text:anchor-type="paragraph" svg:x="0.04mm" svg:y="0mm" svg:width="67.73mm" style:rel-width="100%" svg:height="69.06mm" style:rel-height="scale" draw:z-index="124"><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7">The best way to familiarize yourself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125"><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126"><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30"><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32"><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0"><draw:text-box fo:min-height="63.22mm"><text:p text:style-name="Darktable_20_caption"><draw:frame draw:style-name="fr32" draw:name="graphics58" text:anchor-type="paragraph" svg:x="0.04mm" svg:y="0.02mm" svg:width="78.03mm" style:rel-width="100%" svg:height="63.22mm" style:rel-height="scale" draw:z-index="101"><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132.27mm" draw:z-index="102"><draw:text-box fo:min-height="80.68mm"><text:p text:style-name="Darktable_20_caption"><draw:frame draw:style-name="fr37" draw:name="graphics59" text:anchor-type="paragraph" svg:width="132.27mm" svg:height="80.68mm" draw:z-index="103"><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the shadows tone or the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105.83mm" draw:z-index="104"><draw:text-box fo:min-height="70.38mm"><text:p text:style-name="Darktable_20_caption"><draw:frame draw:style-name="fr32" draw:name="graphics60" text:anchor-type="paragraph" svg:x="0.04mm" svg:y="0.02mm" svg:width="105.83mm" style:rel-width="100%" svg:height="70.38mm" style:rel-height="scale" draw:z-index="105"><draw:image xlink:href="../images/warrior-5.jpg" xlink:type="simple" xlink:show="embed" xlink:actuate="onLoad"/></draw:frame>Figure <text:sequence text:ref-name="refFigure63" text:name="Figure" text:formula="ooow:Figure+1" style:num-format="1">64</text:sequence>: tone splitting appli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7</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2T19:19:03</meta:creation-date>
    <dc:date>2012-02-05T14:34:19</dc:date>
    <dc:creator>Stefano Fornari</dc:creator>
    <meta:editing-duration>PT22H27M58S</meta:editing-duration>
    <meta:editing-cycles>87</meta:editing-cycles>
    <meta:generator>LibreOffice/3.4$Linux LibreOffice_project/340m1$Build-402</meta:generator>
    <meta:document-statistic meta:table-count="12" meta:image-count="91" meta:object-count="0" meta:page-count="38" meta:paragraph-count="379" meta:word-count="10970" meta:character-count="62915" meta:non-whitespace-character-count="52255"/>
  </office:meta>
</office:document-meta>
</file>